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I return you [?] with many thanks. <text:s/>You will perceive/ that I have put a mark to some paragraphs which have/ struck me either for the depth or for the [?]/ of the conceptions they disclose. <text:s/>I compared the English/ with the Hebrew version, and prefer the latter, <text:span text:style-name="T2">though</text:span>/ <text:span text:style-name="T2">I was unable</text:span> some of the ideas seem to me to be/ <text:span text:style-name="T4">there</text:span><text:span text:style-name="T5"> more clearly </text:span><text:span text:style-name="T3">expressed</text:span><text:span text:style-name="T5"> conveyed, still I was unable to dive/ into the meaning of one or two of them. <text:s/>The third part/ of the work does not demand much acumen to be comprehended,/ but for that very reason it is likely to interest and perhaps/ to convince the generality of readers. <text:s/>Altogether I was/ much gratified to re-peruse a production of a coreligionist/ of ours, who, when he speaks as a philosopher, as a [?], or/ as a literali, carries with him the mind and heart of every/ </text:span><text:span text:style-name="T3">well</text:span><text:span text:style-name="T5"> rightly-thinking person./</text:span></text:p>
      <text:p text:style-name="P2"><text:span text:style-name="T5">I return you also the seventh number of the Jewish Chronicle./ <text:s/>The quotations cited in the lecture where the colonization/ of our people in the Holy land is argued and advocated, are/ correct, except in a few typographical [?]; never-/theless they are individual opinions, and not as the/ lecturer would fain make us believe, incontrovertible/ authorities, for </text:span><text:span text:style-name="T3">you</text:span><text:span text:style-name="T5"> we do not accept as dogmas/ every utterance of </text:span><text:soft-page-break/><text:span text:style-name="T5">the Rabbis in the Talmudical dis-/-quisition, nor the single expositions of commentators touching/ the sacred writing. <text:s/>Besides, I could prove that the/ passages quoted, have been rendered by other Teachers/</text:span></text:p>
      <text:p text:style-name="P2"><text:span text:style-name="T5"/></text:p>
      <text:p text:style-name="P2"><text:span text:style-name="T5">[Page 2]</text:span></text:p>
      <text:p text:style-name="P2"><text:span text:style-name="T5">in Israel in a very different manner, and in some/ case, with more plausibleness. <text:s/>Not that I disapprove/ of the idea expressed by the lecturer, for, if a large/ number of our Brethren could carry to the </text:span><text:span text:style-name="T3">holy land</text:span><text:span text:style-name="T5">/ East the fruit of Western civilization, and elevate those,/ whom a despotic sway has reduced to the lowest ebb/ of misery, I should indeed rejoice, but it is presumptuous/ in any of us to lay down as facts things which/ </text:span><text:span text:style-name="T3">entirely</text:span><text:span text:style-name="T5"> have been purposely concealed from every one. <text:s/>You remember the/ words of David. <text:s/>"These things are closed and/ sealed up," and our Rabbis have added the following/ sentence "The minds of such who continually speculate about/ </text:span><text:span text:style-name="T3">the</text:span><text:span text:style-name="T5"> our final restoration, will become impaired"/ <text:s/>Let us do our duty, and leave the issue to the/ [?] of all events */</text:span></text:p>
      <text:p text:style-name="P2"><text:span text:style-name="T5">I trust to see you next Sabbath, and find you well/ I lend you the work lately issued by my learned countryman/ Isaac Reggio, and translated by my intimate friend M. H. Sre/-ciolto. <text:s/>I shall not forestall you opinion of the same,/ but I wish that you will let me know the impression/ you have received in perusing i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4:58:47.87</meta:creation-date>
    <dc:date>2012-01-19T15:18:07.63</dc:date>
    <dc:creator>Penn Libraries</dc:creator>
    <meta:editing-duration>PT00H03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6" meta:word-count="605" meta:character-count="3792"/>
  </office:meta>
</office:document-meta>
</file>